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ahoma2" svg:font-family="Tahoma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0.7362in"/>
        </style:tab-stops>
      </style:paragraph-properties>
      <style:text-properties fo:language="pt" fo:country="BR"/>
    </style:style>
    <style:style style:name="P3" style:family="paragraph" style:parent-style-name="Fram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4" style:family="paragraph" style:parent-style-name="Frame_20_contents">
      <style:paragraph-properties fo:text-align="center" style:justify-single-word="false"/>
      <style:text-properties style:font-name="Verdana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1"/>
      <style:text-properties fo:color="#000000" style:font-name="Verdana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 fo:padding-left="0in" fo:padding-right="0in" fo:padding-top="0in" fo:padding-bottom="0.0138in" fo:border-left="none" fo:border-right="none" fo:border-top="none" fo:border-bottom="0.51pt solid #000001"/>
      <style:text-properties fo:color="#000000" style:font-name="Verdan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 style:list-style-name="L1"/>
    <style:style style:name="T1" style:family="text">
      <style:text-properties style:font-name="Verdana"/>
    </style:style>
    <style:style style:name="T2" style:family="text">
      <style:text-properties style:font-name="Verdana" fo:font-size="7pt" fo:language="pt" fo:country="BR" style:font-size-asian="7pt" style:font-size-complex="7pt"/>
    </style:style>
    <style:style style:name="T3" style:family="text">
      <style:text-properties style:font-name="Verdana" fo:font-size="8pt" fo:language="pt" fo:country="BR" style:font-size-asian="8pt" style:font-size-complex="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0.0299in" fo:border="0.06pt solid #000000" style:shadow="none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Quadro1" text:anchor-type="paragraph" svg:x="0in" svg:y="0in" svg:width="0.498in" svg:height="0.472in" draw:z-index="0"><draw:text-box><text:p text:style-name="P3">Doc.</text:p><text:p text:style-name="P4">6.3</text:p></draw:text-box></draw:frame>Formulário do Experimento – LP WeatherStation</text:p>
      <text:p text:style-name="P6"/>
      <text:p text:style-name="Text_20_body"/>
      <text:p text:style-name="Text_20_body">Nome completo: ________________________________________________________</text:p>
      <text:h text:style-name="Heading_20_1" text:outline-level="1">Questões sobre a LP</text:h>
      <text:p text:style-name="Text_20_body">Com base nos conceitos de LP (Doc 3.1), na Abordagem SyMPLES v2.0 (Doc 3.3), na Descrição Resumida da LP <text:span text:style-name="T4">WeatherStation</text:span> (Doc 4.3.1) e na representação da LP (Figura 1), responda as perguntas:</text:p>
      <text:list xml:id="list19579392962" text:style-name="L1">
        <text:list-item>
          <text:p text:style-name="P8">É possível que um mesmo produto possua os blocos <text:span text:style-name="T4">Internet</text:span> e <text:span text:style-name="T4">External Sensors</text:span>?</text:p>
        </text:list-item>
        <text:list-item>
          <text:p text:style-name="P8">Um produto específico pode possuir 2 meios de saída de dados processados?</text:p>
        </text:list-item>
        <text:list-item>
          <text:p text:style-name="P8">A presença do dispositivo de alerta de tempestades requer a presença de um dispositivo local para a medição da velocidade do vento?</text:p>
        </text:list-item>
        <text:list-item>
          <text:p text:style-name="P8">Um produto específico pode fornecer seus dados via <text:span text:style-name="T4">WebServer</text:span> em formato Texto Puro?</text:p>
        </text:list-item>
        <text:list-item>
          <text:p text:style-name="P8">Um produto específico pode conter 0 (zero) blocos de alarmes?</text:p>
        </text:list-item>
        <text:list-item>
          <text:p text:style-name="P8">Qual a quantidade máxima de medidores locais que um produto específico pode conter?</text:p>
        </text:list-item>
        <text:list-item>
          <text:p text:style-name="P8">Um produto específico pode conter os dois idiomas definidos na LP?</text:p>
        </text:list-item>
        <text:list-item>
          <text:p text:style-name="P8">Qual a quantidade de blocos no qual devem estar presentes em todos os produtos gerados pela LP?</text:p>
        </text:list-item>
        <text:list-item>
          <text:p text:style-name="P8">Um produto gerado pela LP <text:span text:style-name="T4">WeatherStation</text:span> dispensa a necessidade de um dispositivo para a obtenção de dados externos?</text:p>
        </text:list-item>
        <text:list-item>
          <text:p text:style-name="P8">Qual a quantidade máxima de blocos que um produto específico pode conter?</text:p>
        </text:list-item>
      </text:list>
      <text:h text:style-name="Heading_20_1" text:outline-level="1">Compreensibilidade</text:h>
      <text:p text:style-name="Text_20_body">De acordo com o Dicionário Michaelis, o termo <text:span text:style-name="T5">compreensibilidade</text:span> representa a <text:span text:style-name="T5">capacidade de algo ser compreendido</text:span>.</text:p>
      <text:p text:style-name="Text_20_body">Na sua opinião qual o nível de compreensibilidade da LP <text:span text:style-name="T4">WeatherStation</text:span> representada com a abordagem <text:span text:style-name="T4">SyMPLES v2.0</text:span>?</text:p>
      <text:p text:style-name="Text_20_body">(<text:tab/>) Muito compreensível</text:p>
      <text:p text:style-name="Text_20_body">(<text:tab/>) Compreensível</text:p>
      <text:p text:style-name="Text_20_body">(<text:tab/>) Incompreensível</text:p>
      <text:p text:style-name="Text_20_body">(<text:tab/>) Muito Incompreensível</text:p>
      <text:p text:style-name="P5"><draw:frame draw:style-name="fr2" draw:name="figuras1" text:anchor-type="paragraph" svg:width="7.4701in" svg:height="9.2701in" draw:z-index="1"><draw:image xlink:href="../img/est-met-blocks-cvl-exportado.svg" xlink:type="simple" xlink:show="embed" xlink:actuate="onLoad"/><svg:title>Figura 1</svg:title></draw:frame>Figura 1: LP <text:span text:style-name="T4">WeatherStation</text:span> com as variabilidades representadas através da abordagem SyMPLES v2.0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ahoma2" svg:font-family="Tahoma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pt" style:country-asian="BR" style:font-size-complex="12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vertical-align="baseline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pt" style:country-asian="BR" style:font-name-complex="Tahom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fo:language="pt" fo:country="BR" style:font-name-asian="Times New Roman1" style:font-name-complex="Times New Roman1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2"/>
    </style:style>
    <style:style style:name="Title" style:family="paragraph" style:parent-style-name="Standard" style:next-style-name="Subtitle" style:default-outline-level="" style:class="chapter">
      <style:paragraph-properties fo:margin-top="0.1665in" fo:margin-bottom="0.0835in" fo:text-align="center" style:justify-single-word="false" fo:keep-with-next="always"/>
      <style:text-properties style:font-name="Arial" fo:font-size="14pt" fo:font-weight="bold" style:font-name-asian="MS Mincho" style:font-size-asian="14pt" style:font-weight-asian="bold" style:font-name-complex="Tahoma1" style:font-size-complex="14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tyle="italic" style:font-style-asian="italic" style:font-name-complex="Tahoma1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Revision" style:family="paragraph" style:default-outline-level="">
      <style:paragraph-properties fo:orphans="2" fo:widows="2" style:vertical-align="auto" style:writing-mode="lr-tb"/>
      <style:text-properties style:use-window-font-color="true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="100%"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="100%" fo:margin-left="0.75in" fo:margin-right="0in" fo:margin-top="0in" fo:margin-bottom="0.0835in" fo:text-indent="-0.25in" style:auto-text-indent="false"/>
    </style:style>
    <style:style style:name="Numbering_20_4" style:display-name="Numbering 4" style:family="paragraph" style:parent-style-name="List" style:class="list">
      <style:paragraph-properties fo:margin="100%" fo:margin-left="1in" fo:margin-right="0in" fo:margin-top="0in" fo:margin-bottom="0.0835in" fo:text-indent="-0.25in" style:auto-text-indent="false"/>
    </style:style>
    <style:style style:name="Numbering_20_5" style:display-name="Numbering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List_20_1" style:display-name="List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List_20_1_20_End" style:display-name="List 1 End" style:family="paragraph" style:parent-style-name="List" style:next-style-name="List_20_1" style:class="list">
      <style:paragraph-properties fo:margin="100%" fo:margin-left="0.25in" fo:margin-right="0in" fo:margin-top="0in" fo:margin-bottom="0.1665in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="100%" fo:margin-left="0.75in" fo:margin-right="0in" fo:margin-top="0in" fo:margin-bottom="0.1665in" fo:text-indent="-0.25in" style:auto-text-indent="false"/>
    </style:style>
    <style:style style:name="List_20_3" style:display-name="List 3" style:family="paragraph" style:parent-style-name="List" style:class="list">
      <style:paragraph-properties fo:margin="100%" fo:margin-left="0.75in" fo:margin-right="0in" fo:margin-top="0in" fo:margin-bottom="0.0835in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="100%" fo:margin-left="1in" fo:margin-right="0in" fo:margin-top="0in" fo:margin-bottom="0.1665in" fo:text-indent="-0.25in" style:auto-text-indent="false"/>
    </style:style>
    <style:style style:name="List_20_4" style:display-name="List 4" style:family="paragraph" style:parent-style-name="List" style:class="list">
      <style:paragraph-properties fo:margin="100%" fo:margin-left="1in" fo:margin-right="0in" fo:margin-top="0in" fo:margin-bottom="0.0835in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="100%" fo:margin-left="0.5in" fo:margin-right="0in" fo:margin-top="0in" fo:margin-bottom="0.1665in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="100%" fo:margin-left="1in" fo:margin-right="0in" fo:margin-top="0in" fo:margin-bottom="0.1665in" fo:text-indent="-0.25in" style:auto-text-indent="false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fo:font-size="11pt" style:font-size-asian="11pt" style:font-size-complex="11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prefix="UC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0.7362in"/>
        </style:tab-stops>
      </style:paragraph-properties>
      <style:text-properties fo:language="pt" fo:country="BR"/>
    </style:style>
    <style:style style:name="MT1" style:family="text">
      <style:text-properties style:font-name="Verdana" fo:font-size="7pt" fo:language="pt" fo:country="BR" style:font-size-asian="7pt" style:font-size-complex="7pt"/>
    </style:style>
    <style:style style:name="MT2" style:family="text">
      <style:text-properties style:font-name="Verdana" fo:font-size="8pt" fo:language="pt" fo:country="BR" style:font-size-asian="8pt" style:font-size-complex="8pt"/>
    </style:style>
    <style:style style:name="MT3" style:family="text">
      <style:text-properties style:font-name="Verdana"/>
    </style:style>
    <style:page-layout style:name="Mpm1">
      <style:page-layout-properties fo:page-width="8.5in" fo:page-height="11in" style:num-format="1" style:print-orientation="portrait" fo:margin-top="0.2201in" fo:margin-bottom="0.2201in" fo:margin-left="0.5909in" fo:margin-right="0.5909in" style:shadow="none" style:writing-mode="lr-tb" style:layout-grid-color="#c0c0c0" style:layout-grid-lines="25169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5in" fo:margin-left="0in" fo:margin-right="0in" fo:margin-top="0.459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Doc 6.3 - Formulário – SyMPLES v2.0<text:tab/></text:span><text:span text:style-name="MT2"><text:tab/><text:tab/><text:tab/><text:tab/> <text:s text:c="3"/></text:span><text:span text:style-name="MT3"><text:page-number text:select-page="current">2</text:page-number></text:span></text:p>
        <text:p text:style-name="MP2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Kirk</meta:initial-creator>
    <dc:creator>Alisson Chiquitto</dc:creator>
    <meta:editing-cycles>193</meta:editing-cycles>
    <meta:print-date>2012-11-01T12:56:00</meta:print-date>
    <meta:creation-date>2013-10-25T18:11:00</meta:creation-date>
    <dc:date>2014-11-24T14:52:54</dc:date>
    <meta:editing-duration>PT8H55M25S</meta:editing-duration>
    <meta:generator>LibreOffice/3.5$Linux_X86_64 LibreOffice_project/350m1$Build-2</meta:generator>
    <meta:document-statistic meta:table-count="0" meta:image-count="1" meta:object-count="0" meta:page-count="2" meta:paragraph-count="26" meta:word-count="267" meta:character-count="1685" meta:non-whitespace-character-count="1444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